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list-style-name="L1">
      <style:text-properties fo:font-size="11pt" style:font-size-asian="11pt" style:font-size-complex="11pt"/>
    </style:style>
    <style:style style:name="P3" style:family="paragraph" style:parent-style-name="Standard" style:list-style-name="L1">
      <style:text-properties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000000" style:font-name="Times New Roman" fo:letter-spacing="normal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font-name="Times New Roman" fo:letter-spacing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Times New Roman" fo:letter-spacing="normal" fo:font-weight="bold"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fo:color="#000000" style:font-name="Times New Roman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jercicios de datatables con servidor</text:p>
      <text:p text:style-name="P4"/>
      <text:p text:style-name="P4">Vamos a trabajar con la base de datos que se ha creado y en particular con las tablas de clínicas y tarifas. </text:p>
      <text:p text:style-name="P4"/>
      <text:list xml:id="list1053238279" text:style-name="L1">
        <text:list-item>
          <text:p text:style-name="P2"><text:span text:style-name="T7">Crea una tabla que muestre los campos Nombre, Cif, Localidad y Provincia de la tabla clínicas. Para obtener los datos del servidor puedes ayudarte del script que proporciona datatables en el ejemplo </text:span><text:span text:style-name="T8">“</text:span><text:span text:style-name="T2">DataTables server-side processing example”.</text:span></text:p>
          <text:p text:style-name="P2"><text:span text:style-name="T2"/></text:p>
          <text:p text:style-name="P2"><text:span text:style-name="T2"/></text:p>
        </text:list-item>
        <text:list-item>
          <text:p text:style-name="P2"><text:span text:style-name="T2">Añade en la tabla anterior un botón de editar y otro de borrar. Cuando pulsemos el botón de borrar debe salir un alert que muestre el texto “Se va a borrar el registro con id=X” , siendo X el identificador de la clínica en la base de datos. Cuando pulsemos el botón de editar debe salir un alert que muestre el texto “Se va a editar el registro con id=X”.</text:span></text:p>
          <text:p text:style-name="P5"><text:span text:style-name="T6">Ayuda: </text:span><text:span text:style-name="T5">Este es un código de ejemplo para el botón de borrar:</text:span></text:p>
          <text:p text:style-name="P3"><text:span text:style-name="T5"><text:s text:c="8"/>$("#example").on('click',".borrarbtn", function (e) {</text:span></text:p>
          <text:p text:style-name="P3"><text:span text:style-name="T5"><text:s text:c="12"/>var nRow = $(this).parents('tr')[0];<text:tab/></text:span></text:p>
          <text:p text:style-name="P3"><text:span text:style-name="T5"><text:s text:c="12"/>var aData = oTable.fnGetData(nRow);</text:span></text:p>
          <text:p text:style-name="P3"><text:span text:style-name="T5"><text:s text:c="12"/>id_clinica =aData.id_clinica;</text:span></text:p>
          <text:p text:style-name="P3"><text:span text:style-name="T5"><text:s text:c="8"/>});</text:span></text:p>
          <text:p text:style-name="P2"><text:span text:style-name="T2"/></text:p>
        </text:list-item>
        <text:list-item>
          <text:p text:style-name="P2"><text:bookmark-start text:name="__DdeLink__3_1562145464"/><text:span text:style-name="T2">Añade a la tabla anterior el tipo de tarifa de la clínica. </text:span></text:p>
          <text:p text:style-name="P2"><text:span text:style-name="T1">Ayuda:</text:span><text:span text:style-name="T2"> Puedes ayudarte de una vista y del script clinicas.php que te proporciono.</text:span><text:bookmark-end text:name="__DdeLink__3_1562145464"/></text:p>
          <text:p text:style-name="P2"><text:span text:style-name="T3">CREATE VIEW <text:s/>“nombre de mi vista” AS</text:span></text:p>
          <text:p text:style-name="P3"><text:span text:style-name="T5">select id_clinica, clinicas.nombre, razonsocial, cif, localidad, provincia, direccion, cp, numclinica, tarifas.id_tarifa as id_tarifa, </text:span></text:p>
          <text:p text:style-name="P3"><text:span text:style-name="T5">tarifas.nombre as nombretarifa, descripcion </text:span></text:p>
          <text:p text:style-name="P3"><text:span text:style-name="T5">from clinicas, tarifas where clinicas.id_tarifa=tarifas.id_tarifa;</text:span></text:p>
        </text:list-item>
      </text:list>
      <text:p text:style-name="P1"><text:span text:style-name="T2"/></text:p>
      <text:list xml:id="list167307457" text:continue-numbering="true" text:style-name="L1">
        <text:list-item>
          <text:p text:style-name="P2"><text:span text:style-name="T2">Al pulsar el botón de editar debe desaparecer la tabla y aparecer mediante algún tipo de efecto jquery un formulario con los datos del registro de la clínica que se ha pulsado.</text:span></text:p>
          <text:p text:style-name="P2"><text:span text:style-name="T2"/></text:p>
        </text:list-item>
        <text:list-item>
          <text:p text:style-name="P2"><text:span text:style-name="T2">Utiliza ajax para borrar o modificar registros de datatables. Ya sea desde el mismo datatables (botón de borrar) o desde el formulario (botón de editar). </text:span></text:p>
          <text:p text:style-name="P2"><text:span text:style-name="T1"><text:s/></text:span><text:span text:style-name="T4">$.ajax</text:span><text:span text:style-name="T3">({</text:span></text:p>
          <text:p text:style-name="P3"><text:span text:style-name="T5"><text:s/><text:tab/>type: 'POST',</text:span></text:p>
          <text:p text:style-name="P3"><text:span text:style-name="T5"><text:s text:c="12"/>dataType: 'json',</text:span></text:p>
          <text:p text:style-name="P3"><text:span text:style-name="T5"><text:s text:c="12"/>url: "http://www.juanda.infenlaces.com/clinicas/actualizar' ?&gt;",</text:span></text:p>
          <text:p text:style-name="P3"><text:span text:style-name="T5"><text:s text:c="20"/>async: false,</text:span></text:p>
          <text:p text:style-name="P3"><text:span text:style-name="T5"><text:s text:c="20"/>//estos son los datos que queremos actualizar, en json:</text:span></text:p>
          <text:list>
            <text:list-item>
              <text:list>
                <text:list-item>
                  <text:list>
                    <text:list-header>
                      <text:p text:style-name="P3"><text:span text:style-name="T5"><text:s/>// {parametro1: valor1, parametro2, valor2, ….}</text:span></text:p>
                    </text:list-header>
                  </text:list>
                </text:list-item>
              </text:list>
            </text:list-item>
          </text:list>
          <text:p text:style-name="P3"><text:span text:style-name="T5"><text:s text:c="20"/>data: { id_clinica: id_clinica, nombre: nombre, …., <text:s/>id_tarifa: id_tarifa },</text:span></text:p>
          <text:p text:style-name="P3"><text:span text:style-name="T5"><text:s text:c="12"/></text:span><text:span text:style-name="T6">error: </text:span><text:span text:style-name="T5">function(xhr, status, error) {</text:span></text:p>
          <text:p text:style-name="P3"><text:span text:style-name="T5"><text:s text:c="19"/>//mostraríamos alguna ventana de alerta con el error</text:span></text:p>
          <text:p text:style-name="P3"><text:span text:style-name="T5"><text:s text:c="20"/>},</text:span></text:p>
          <text:p text:style-name="P3"><text:span text:style-name="T5"><text:s text:c="11"/></text:span><text:span text:style-name="T6"><text:s/>success:</text:span><text:span text:style-name="T5"> function(data) {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"><text:span text:style-name="T5">//obtenemos el mensaje del servidor, es un array!!!</text:span></text:p>
                          <text:p text:style-name="P3"><text:span text:style-name="T5"><text:s/>var mensaje = (data["mensaje"]) //o data[0], en función del tipo de array!!</text:span></text:p>
                          <text:p text:style-name="P3"><text:span text:style-name="T5">//actualizamos datatables: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"><text:span text:style-name="T5"><text:s text:c="24"/>oTable.fnStandingRedraw(); </text:span></text:p>
          <text:p text:style-name="P3"><text:span text:style-name="T5"><text:s text:c="20"/>},</text:span></text:p>
          <text:p text:style-name="P3"><text:span text:style-name="T5"><text:s text:c="11"/></text:span><text:span text:style-name="T6"><text:s/>complete</text:span><text:span text:style-name="T5">:{</text:span></text:p>
          <text:p text:style-name="P3"><text:span text:style-name="T5"><text:s text:c="25"/>//si queremos hacer algo al terminar la petición ajax</text:span></text:p>
          <text:p text:style-name="P3"><text:span text:style-name="T5"><text:s text:c="20"/>}</text:span></text:p>
          <text:p text:style-name="P3"><text:span text:style-name="T5"><text:s/>});</text:span></text:p>
          <text:p text:style-name="P3"><text:span text:style-name="T5"/></text:p>
        </text:list-item>
        <text:list-item>
          <text:p text:style-name="P5"><text:span text:style-name="T5">Implementa los avisos de ajax en el código anterior mediante algún plugin de jQuery de tipo growl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3-01-15T23:26:08</meta:creation-date>
    <dc:date>2013-01-16T00:10:00</dc:date>
    <dc:creator>juanda </dc:creator>
    <meta:editing-duration>PT13M20S</meta:editing-duration>
    <meta:editing-cycles>1</meta:editing-cycles>
    <meta:document-statistic meta:table-count="0" meta:image-count="0" meta:object-count="0" meta:page-count="1" meta:paragraph-count="40" meta:word-count="382" meta:character-count="1700" meta:non-whitespace-character-count="2134"/>
    <meta:generator>LibreOffice/3.5$Linux_X86_64 LibreOffice_project/350m1$Build-2</meta:generator>
  </office:meta>
</office:document-meta>
</file>